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7e7" officeooo:paragraph-rsid="001757e7"/>
    </style:style>
    <style:style style:name="P2" style:family="paragraph" style:parent-style-name="Standard">
      <style:text-properties officeooo:rsid="001ad7e8" officeooo:paragraph-rsid="001ad7e8"/>
    </style:style>
    <style:style style:name="P3" style:family="paragraph" style:parent-style-name="Standard">
      <style:text-properties officeooo:paragraph-rsid="001ad7e8"/>
    </style:style>
    <style:style style:name="P4" style:family="paragraph" style:parent-style-name="Standard">
      <style:text-properties officeooo:rsid="001ba8c3" officeooo:paragraph-rsid="001ba8c3"/>
    </style:style>
    <style:style style:name="P5" style:family="paragraph" style:parent-style-name="Standard">
      <style:text-properties fo:font-size="15pt" officeooo:rsid="001757e7" officeooo:paragraph-rsid="001757e7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757e7" officeooo:paragraph-rsid="001757e7" style:font-size-asian="20pt" style:font-size-complex="20pt"/>
    </style:style>
    <style:style style:name="P7" style:family="paragraph" style:parent-style-name="Standard">
      <style:text-properties fo:font-size="13pt" officeooo:rsid="001757e7" officeooo:paragraph-rsid="001ad7e8" style:font-size-asian="13pt" style:font-size-complex="13pt"/>
    </style:style>
    <style:style style:name="P8" style:family="paragraph" style:parent-style-name="Standard">
      <style:text-properties fo:font-size="13pt" fo:font-weight="bold" officeooo:rsid="001757e7" officeooo:paragraph-rsid="001ad7e8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757e7" officeooo:paragraph-rsid="001757e7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757e7" officeooo:paragraph-rsid="00195131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757e7" officeooo:paragraph-rsid="001c13e0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ba8c3" officeooo:paragraph-rsid="001ba8c3" style:font-size-asian="13pt" style:font-weight-asian="bold" style:font-size-complex="13pt" style:font-weight-complex="bold"/>
    </style:style>
    <style:style style:name="P13" style:family="paragraph" style:parent-style-name="Standard">
      <style:text-properties officeooo:paragraph-rsid="001ba8c3"/>
    </style:style>
    <style:style style:name="T1" style:family="text">
      <style:text-properties officeooo:rsid="001ad7e8"/>
    </style:style>
    <style:style style:name="T2" style:family="text">
      <style:text-properties officeooo:rsid="001ba8c3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rteira Digital</text:p>
      <text:p text:style-name="P1"/>
      <text:p text:style-name="P5">Modulo 1</text:p>
      <text:p text:style-name="P1"/>
      <text:p text:style-name="P11">Primeiro incremento – <text:span text:style-name="T2">funcional</text:span></text:p>
      <text:p text:style-name="P9"/>
      <text:p text:style-name="P12">Criar carteira</text:p>
      <text:p text:style-name="P2">Usuário pode criar varias carteiras e cada carteira tem que tem um nome um valor inicial da renda <text:s/></text:p>
      <text:p text:style-name="P1"/>
      <text:p text:style-name="P9">Cadastro de <text:s/>debito:</text:p>
      <text:p text:style-name="P3"><text:span text:style-name="T1">O usuário pode cadastrar vários débitos e cada débito tem que ter um nome, valor e quantidade.</text:span></text:p>
      <text:p text:style-name="P1"/>
      <text:p text:style-name="P8">Deletar débito:</text:p>
      <text:p text:style-name="P3"><text:span text:style-name="T1">O usuário pode deletar qualquer débito <text:s/></text:span></text:p>
      <text:p text:style-name="P1"/>
      <text:p text:style-name="P8">Editar débito:</text:p>
      <text:p text:style-name="P2">O usuário pode editar qualquer <text:s/>registro de debito.</text:p>
      <text:p text:style-name="P2"/>
      <text:p text:style-name="P10">Alteração na renda:</text:p>
      <text:p text:style-name="P2">O usuário lançar novas rendas.</text:p>
      <text:p text:style-name="P2"/>
      <text:p text:style-name="P7"><text:span text:style-name="T3">Fechar a carteira</text:span> </text:p>
      <text:p text:style-name="P3"><text:span text:style-name="T1">O usuário pode </text:span><text:span text:style-name="T2">fecha a carteira para visualizar a situação financeira, e pode abrir a carteira novamente para qualquer alteração.</text:span></text:p>
      <text:p text:style-name="P1"/>
      <text:p text:style-name="P1"/>
      <text:p text:style-name="P12">Não funcional</text:p>
      <text:p text:style-name="P4"/>
      <text:p text:style-name="P4">A carteira digital vai utilizar o navegador para rodar a plataforma.</text:p>
      <text:p text:style-name="P4"/>
      <text:p text:style-name="P4">Cada carteira vai ser tratada de forma individual </text:p>
      <text:p text:style-name="P4"/>
      <text:p text:style-name="P4">O valor do debito vai de multiplicado pala quantidade e subtraído no valor da renda.</text:p>
      <text:p text:style-name="P4"/>
      <text:p text:style-name="P4">Todas as rendas devem ser somadas.</text:p>
      <text:p text:style-name="P4"/>
      <text:p text:style-name="P4">Quando a carteira for finalizada mostrar o valor <text:s/>final da renda e o valor total de todos os <text:span text:style-name="T1">debito</text:span>.</text:p>
      <text:p text:style-name="P4"/>
      <text:p text:style-name="P13"><text:span text:style-name="T2">Caso o valor do </text:span><text:span text:style-name="T1">debito </text:span><text:span text:style-name="T2">seja maior que o valor da renda exibir uma mensagem “Você esta no vermelho” <text:s/>se não estiver no vermelho exibir uma mensagem “Você esta dentro do orçamento”</text:span></text:p>
      <text:p text:style-name="P1"/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5:09:25.300768423</meta:creation-date>
    <dc:date>2021-03-01T16:25:32.439600786</dc:date>
    <meta:editing-duration>PT5M2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3" meta:word-count="189" meta:character-count="1126" meta:non-whitespace-character-count="947"/>
  </office:meta>
</office:document-meta>
</file>